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Gentium Basic" svg:font-family="'Gentium Basic', Georgia, 'Times New Roman', Times, serif"/>
    <style:font-face style:name="Helvetica Neue" svg:font-family="'Helvetica Neue', Helvetica, Arial, sans-serif"/>
    <style:font-face style:name="Linux Libertine" svg:font-family="'Linux Libertine', Georgia, Times, serif"/>
    <style:font-face style:name="Menlo" svg:font-family="Menlo, Monaco, Consolas, 'Courier New', monospace"/>
    <style:font-face style:name="arial" svg:font-family="arial, sans-serif"/>
    <style:font-face style:name="monospace" svg:font-family="monospace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6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officeooo:paragraph-rsid="001ef650"/>
    </style:style>
    <style:style style:name="P2" style:family="paragraph" style:parent-style-name="Text_20_body" style:list-style-name="L19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officeooo:paragraph-rsid="001ef650"/>
    </style:style>
    <style:style style:name="P3" style:family="paragraph" style:parent-style-name="Text_20_body" style:list-style-name="L19" style:master-page-name="">
      <loext:graphic-properties draw:fill="none"/>
      <style:paragraph-properties fo:margin-top="0in" fo:margin-bottom="0in" loext:contextual-spacing="false" fo:line-height="115%" fo:text-align="start" style:justify-single-word="false" fo:orphans="2" fo:widows="2" style:page-number="auto" fo:background-color="transparent" fo:padding="0in" fo:border="none"/>
      <style:text-properties officeooo:paragraph-rsid="001ef650"/>
    </style:style>
    <style:style style:name="P4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1ef650"/>
    </style:style>
    <style:style style:name="P5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182863"/>
    </style:style>
    <style:style style:name="P6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22a11b"/>
    </style:style>
    <style:style style:name="P7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paragraph-rsid="0032c759"/>
    </style:style>
    <style:style style:name="P8" style:family="paragraph" style:parent-style-name="Text_20_body" style:list-style-name="L20">
      <style:paragraph-properties fo:margin-top="0in" fo:margin-bottom="0.1043in" loext:contextual-spacing="false" fo:line-height="110%" fo:orphans="2" fo:widows="2"/>
      <style:text-properties officeooo:paragraph-rsid="0032c759"/>
    </style:style>
    <style:style style:name="P9" style:family="paragraph" style:parent-style-name="Text_20_body" style:list-style-name="L16">
      <style:paragraph-properties fo:margin-top="0in" fo:margin-bottom="0.1043in" loext:contextual-spacing="false" fo:line-height="110%" fo:orphans="2" fo:widows="2"/>
      <style:text-properties officeooo:rsid="0022a11b" officeooo:paragraph-rsid="0022a11b"/>
    </style:style>
    <style:style style:name="P10" style:family="paragraph" style:parent-style-name="Text_20_body" style:list-style-name="L21">
      <style:paragraph-properties fo:margin-top="0in" fo:margin-bottom="0.1043in" loext:contextual-spacing="false" fo:line-height="110%" fo:orphans="2" fo:widows="2"/>
      <style:text-properties officeooo:rsid="0034fb24" officeooo:paragraph-rsid="0034fb24"/>
    </style:style>
    <style:style style:name="P11" style:family="paragraph" style:parent-style-name="Text_20_body" style:list-style-name="L22">
      <style:paragraph-properties fo:margin-top="0in" fo:margin-bottom="0.1043in" loext:contextual-spacing="false" fo:line-height="110%" fo:orphans="2" fo:widows="2"/>
      <style:text-properties officeooo:rsid="0034fb24" officeooo:paragraph-rsid="0034fb24"/>
    </style:style>
    <style:style style:name="P12" style:family="paragraph" style:parent-style-name="Text_20_body" style:list-style-name="L22">
      <style:paragraph-properties fo:margin-top="0in" fo:margin-bottom="0.1043in" loext:contextual-spacing="false" fo:line-height="110%" fo:orphans="2" fo:widows="2"/>
      <style:text-properties officeooo:rsid="003685bc" officeooo:paragraph-rsid="003685bc"/>
    </style:style>
    <style:style style:name="P13" style:family="paragraph" style:parent-style-name="Text_20_body" style:list-style-name="L23">
      <style:paragraph-properties fo:margin-top="0in" fo:margin-bottom="0.1043in" loext:contextual-spacing="false" fo:line-height="110%" fo:orphans="2" fo:widows="2"/>
      <style:text-properties officeooo:rsid="003c2258" officeooo:paragraph-rsid="003c2258"/>
    </style:style>
    <style:style style:name="P14" style:family="paragraph" style:parent-style-name="Text_20_body" style:list-style-name="L23">
      <style:paragraph-properties fo:margin-top="0in" fo:margin-bottom="0.1043in" loext:contextual-spacing="false" fo:line-height="110%" fo:orphans="2" fo:widows="2"/>
      <style:text-properties officeooo:rsid="003e162e" officeooo:paragraph-rsid="003e162e"/>
    </style:style>
    <style:style style:name="T1" style:family="text">
      <style:text-properties fo:font-variant="normal" fo:text-transform="none" fo:color="#1185d7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1185d7" style:text-line-through-style="none" style:text-line-through-type="none" style:font-name="Liberation Serif" fo:font-size="12pt" fo:letter-spacing="normal" fo:font-style="normal" style:text-underline-style="none" fo:font-weight="normal" officeooo:rsid="001ef650" style:text-blinking="false" style:font-size-asian="12pt" style:font-size-complex="12pt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1446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82863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22a11b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ef650" style:text-blinking="false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15c0c0" style:text-blinking="false" style:font-size-asian="12pt" style:font-size-complex="12pt"/>
    </style:style>
    <style:style style:name="T9" style:family="text">
      <style:text-properties officeooo:rsid="00182863"/>
    </style:style>
    <style:style style:name="T10" style:family="text">
      <style:text-properties style:font-name="Liberation Serif" fo:font-size="12pt" officeooo:rsid="00171446" style:font-size-asian="12pt" style:font-size-complex="12pt"/>
    </style:style>
    <style:style style:name="T11" style:family="text">
      <style:text-properties style:font-name="Liberation Serif" fo:font-size="12pt" officeooo:rsid="00182863" style:font-size-asian="12pt" style:font-size-complex="12pt"/>
    </style:style>
    <style:style style:name="T12" style:family="text">
      <style:text-properties officeooo:rsid="0021b460"/>
    </style:style>
    <style:style style:name="T13" style:family="text">
      <style:text-properties officeooo:rsid="0022a11b"/>
    </style:style>
    <style:style style:name="T14" style:family="text">
      <style:text-properties officeooo:rsid="0029fd5f"/>
    </style:style>
    <style:style style:name="T15" style:family="text">
      <style:text-properties officeooo:rsid="0032c759"/>
    </style:style>
    <style:style style:name="T16" style:family="text">
      <style:text-properties officeooo:rsid="0034fb24"/>
    </style:style>
    <style:style style:name="T17" style:family="text">
      <style:text-properties officeooo:rsid="003c225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1687896" text:style-name="L19">
        <text:list-item>
          <text:p text:style-name="P3">Normal equation - Normal Equation Vs Gradient Descent <text:a xlink:type="simple" xlink:href="https://stattrek.com/multiple-regression/regression-coefficients.aspx" text:style-name="Internet_20_link" text:visited-style-name="Visited_20_Internet_20_Link"><text:span text:style-name="T14">1</text:span></text:a> <text:s/><text:a xlink:type="simple" xlink:href="https://eli.thegreenplace.net/2014/derivation-of-the-normal-equation-for-linear-regression/" text:style-name="Internet_20_link" text:visited-style-name="Visited_20_Internet_20_Link"><text:span text:style-name="T14">2</text:span></text:a></text:p>
        </text:list-item>
        <text:list-item>
          <text:p text:style-name="P2"><text:a xlink:type="simple" xlink:href="https://youtu.be/pYxNSUDSFH4" text:style-name="Internet_20_link" text:visited-style-name="Visited_20_Internet_20_Link"><text:span text:style-name="T2">Probability vs Likelihood</text:span></text:a></text:p>
        </text:list-item>
      </text:list>
      <text:list xml:id="list1801423661" text:style-name="L16">
        <text:list-item>
          <text:list>
            <text:list-item>
              <text:p text:style-name="P1"><text:a xlink:type="simple" xlink:href="https://youtu.be/XepXtl9YKwc" text:style-name="Internet_20_link" text:visited-style-name="Visited_20_Internet_20_Link"><text:span text:style-name="T1">Maximum Likelihood</text:span></text:a></text:p>
            </text:list-item>
            <text:list-item>
              <text:p text:style-name="P1"><text:a xlink:type="simple" xlink:href="https://youtu.be/p3T-_LMrvBc" text:style-name="Internet_20_link" text:visited-style-name="Visited_20_Internet_20_Link"><text:span text:style-name="T1">Maximum Likelihood: A worked out example for the exponential distribution</text:span></text:a></text:p>
            </text:list-item>
            <text:list-item>
              <text:p text:style-name="P1"><text:a xlink:type="simple" xlink:href="https://youtu.be/4KKV9yZCoM4" text:style-name="Internet_20_link" text:visited-style-name="Visited_20_Internet_20_Link"><text:span text:style-name="T1">Maximum Likelihood: A worked out example for the binomial distribution</text:span></text:a></text:p>
            </text:list-item>
            <text:list-item>
              <text:p text:style-name="P1"><text:a xlink:type="simple" xlink:href="https://youtu.be/Dn6b9fCIUpM" text:style-name="Internet_20_link" text:visited-style-name="Visited_20_Internet_20_Link"><text:span text:style-name="T1">Maximum Likelihood: A worked out example for the normal distributio</text:span></text:a><text:span text:style-name="T2">n</text:span></text:p>
              <text:p text:style-name="P1"><text:span text:style-name="T2"/></text:p>
            </text:list-item>
          </text:list>
        </text:list-item>
        <text:list-item>
          <text:p text:style-name="P1"><text:span text:style-name="T7">Diagnostic Plots – LinearRegressionDiagnosticPlots.</text:span><text:span text:style-name="T8">odt<text:line-break/></text:span></text:p>
        </text:list-item>
        <text:list-item>
          <text:p text:style-name="P6"><text:span text:style-name="T10">Outliers, Leverage, Influence<text:line-break/><text:tab/>Leverage</text:span><text:span text:style-name="T11"> = 1/n + (xᵢ - </text:span><text:span text:style-name="T3">x̄</text:span> <text:span text:style-name="T9">)/(Ssxx)<text:line-break/><text:tab/></text:span><text:span text:style-name="T4">Influence </text:span><text:span text:style-name="T5">=</text:span><text:span text:style-name="T4"> </text:span><text:span text:style-name="T5">Cook's distance <text:line-break/><text:tab/>DFFITS and DFBETAS <text:line-break/><text:tab/></text:span><text:a xlink:type="simple" xlink:href="https://www.youtube.com/watch?v=xc_X9GFVuVU" text:style-name="Internet_20_link" text:visited-style-name="Visited_20_Internet_20_Link">https://www.youtube.com/watch?v=xc_X9GFVuVU</text:a><text:span text:style-name="T5"> </text:span></text:p>
        </text:list-item>
        <text:list-item>
          <text:p text:style-name="P4"><text:span text:style-name="T5">Feature Pipelines – pythondatasciencehandbook.</text:span><text:span text:style-name="T6">pdf</text:span></text:p>
        </text:list-item>
        <text:list-item>
          <text:p text:style-name="P5"><text:a xlink:type="simple" xlink:href="https://en.wikipedia.org/wiki/Anscombe's_quartet" text:style-name="Internet_20_link" text:visited-style-name="Visited_20_Internet_20_Link">Anscombe's quartet</text:a></text:p>
        </text:list-item>
        <text:list-item>
          <text:p text:style-name="P5"><text:span text:style-name="T12">A</text:span>ssumptions<text:line-break/><text:a xlink:type="simple" xlink:href="http://www.zstatistics.com/regression" text:style-name="Internet_20_link" text:visited-style-name="Visited_20_Internet_20_Link">http://www.zstatistics.com/regression</text:a> <text:line-break/><text:a xlink:type="simple" xlink:href="https://dimensionless.in/multiple-linear-regression-assumptions-of-linear-regression-a-z/" text:style-name="Internet_20_link" text:visited-style-name="Visited_20_Internet_20_Link">https://dimensionless.in/multiple-linear-regression-assumptions-of-linear-regression-a-z/</text:a> </text:p>
        </text:list-item>
        <text:list-item>
          <text:p text:style-name="P9">Closed form solutions</text:p>
        </text:list-item>
        <text:list-item>
          <text:p text:style-name="P7"><text:span text:style-name="T15">Types with example: </text:span><text:a xlink:type="simple" xlink:href="https://www.kaggle.com/junkal/selecting-the-best-regression-model" text:style-name="Internet_20_link" text:visited-style-name="Visited_20_Internet_20_Link"><text:span text:style-name="T15">link</text:span></text:a></text:p>
        </text:list-item>
      </text:list>
      <text:list xml:id="list291542923" text:style-name="L20">
        <text:list-item>
          <text:list>
            <text:list-item>
              <text:p text:style-name="P8"><text:span text:style-name="T15">Linear </text:span><text:a xlink:type="simple" xlink:href="http://hamelg.blogspot.com/2015/11/python-for-data-analysis-part-27-linear.html" text:style-name="Internet_20_link" text:visited-style-name="Visited_20_Internet_20_Link"><text:span text:style-name="T15">link</text:span></text:a></text:p>
            </text:list-item>
            <text:list-item>
              <text:p text:style-name="P8"><text:span text:style-name="T15">Polynomial/Spline</text:span></text:p>
            </text:list-item>
            <text:list-item>
              <text:p text:style-name="P8"><text:span text:style-name="T15">Multiple</text:span></text:p>
            </text:list-item>
            <text:list-item>
              <text:p text:style-name="P8"><text:span text:style-name="T15">SVR</text:span></text:p>
            </text:list-item>
            <text:list-item>
              <text:p text:style-name="P8"><text:span text:style-name="T15">DT </text:span><text:a xlink:type="simple" xlink:href="http://hamelg.blogspot.com/2015/11/python-for-data-analysis-part-29.html" text:style-name="Internet_20_link" text:visited-style-name="Visited_20_Internet_20_Link"><text:span text:style-name="T15">link</text:span></text:a></text:p>
            </text:list-item>
            <text:list-item>
              <text:p text:style-name="P8"><text:span text:style-name="T15">RF link</text:span></text:p>
            </text:list-item>
            <text:list-item>
              <text:p text:style-name="P8"><text:span text:style-name="T15">Ridge-Lasso-ElasticNet</text:span></text:p>
            </text:list-item>
            <text:list-item>
              <text:p text:style-name="P8"><text:span text:style-name="T15">K Nearest Neighbor Regression</text:span></text:p>
            </text:list-item>
            <text:list-item>
              <text:p text:style-name="P8">Gradient-Boosting</text:p>
            </text:list-item>
            <text:list-item>
              <text:p text:style-name="P8">Stepwise regression</text:p>
            </text:list-item>
          </text:list>
        </text:list-item>
      </text:list>
      <text:list xml:id="list222621361" text:style-name="L21">
        <text:list-item>
          <text:p text:style-name="P10">Projects</text:p>
        </text:list-item>
      </text:list>
      <text:list xml:id="list3427049229" text:style-name="L22">
        <text:list-item>
          <text:list>
            <text:list-item>
              <text:p text:style-name="P11"><text:a xlink:type="simple" xlink:href="https://www.kaggle.com/c/house-prices-advanced-regression-techniques/kernels?sortBy=voteCount&amp;group=everyone&amp;pageSize=20&amp;competitionId=5407" text:style-name="Internet_20_link" text:visited-style-name="Visited_20_Internet_20_Link">House Price Prediction</text:a> <text:a xlink:type="simple" xlink:href="https://www.hackerearth.com/practice/machine-learning/machine-learning-projects/python-project/tutorial/" text:style-name="Internet_20_link" text:visited-style-name="Visited_20_Internet_20_Link"><text:span text:style-name="T17">Link2</text:span></text:a></text:p>
            </text:list-item>
            <text:list-item>
              <text:p text:style-name="P11"><text:a xlink:type="simple" xlink:href="https://www.kaggle.com/c/new-york-city-taxi-fare-prediction/kernels?sortBy=voteCount&amp;group=everyone&amp;pageSize=20&amp;competitionId=10170" text:style-name="Internet_20_link" text:visited-style-name="Visited_20_Internet_20_Link">New York City Taxi Fare Prediction</text:a></text:p>
            </text:list-item>
            <text:list-item>
              <text:p text:style-name="P12"><text:a xlink:type="simple" xlink:href="https://www.kaggle.com/mehdidag/black-friday/kernels?sortBy=voteCount&amp;group=everyone&amp;pageSize=20&amp;datasetId=38809" text:style-name="Internet_20_link" text:visited-style-name="Visited_20_Internet_20_Link">Black Friday</text:a></text:p>
            </text:list-item>
          </text:list>
        </text:list-item>
      </text:list>
      <text:list xml:id="list2172155350" text:style-name="L23">
        <text:list-item>
          <text:p text:style-name="P13"><text:soft-page-break/>Practice </text:p>
          <text:list>
            <text:list-item>
              <text:p text:style-name="P13"><text:a xlink:type="simple" xlink:href="https://www.hackerrank.com/domains/ai?filters%5Bsubdomains%5D%5B%5D=machine-learning" text:style-name="Internet_20_link" text:visited-style-name="Visited_20_Internet_20_Link">https://www.hackerrank.com/domains/ai?filters%5Bsubdomains%5D%5B%5D=machine-learning</text:a> </text:p>
            </text:list-item>
          </text:list>
        </text:list-item>
        <text:list-item>
          <text:p text:style-name="P14">Microsoft</text:p>
          <text:list>
            <text:list-item>
              <text:p text:style-name="P14"><text:a xlink:type="simple" xlink:href="https://aischool.microsoft.com/en-us/machine-learning/learning-paths/ml-crash-course/introduction-to-regression" text:style-name="Internet_20_link" text:visited-style-name="Visited_20_Internet_20_Link">https://aischool.microsoft.com/en-us/machine-learning/learning-paths/ml-crash-course/introduction-to-regression</text:a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Gentium Basic" svg:font-family="'Gentium Basic', Georgia, 'Times New Roman', Times, serif"/>
    <style:font-face style:name="Helvetica Neue" svg:font-family="'Helvetica Neue', Helvetica, Arial, sans-serif"/>
    <style:font-face style:name="Linux Libertine" svg:font-family="'Linux Libertine', Georgia, Times, serif"/>
    <style:font-face style:name="Menlo" svg:font-family="Menlo, Monaco, Consolas, 'Courier New', monospace"/>
    <style:font-face style:name="arial" svg:font-family="arial, sans-serif"/>
    <style:font-face style:name="monospace" svg:font-family="monospace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17:24.519000000</meta:creation-date>
    <dc:date>2019-06-23T21:55:01.389000000</dc:date>
    <meta:editing-duration>PT7H21M32S</meta:editing-duration>
    <meta:editing-cycles>9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2" meta:word-count="148" meta:character-count="1264" meta:non-whitespace-character-count="1163"/>
  </office:meta>
</office:document-meta>
</file>